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8">
      <text:list-level-style-number text:level="1" text:style-name="WW_CharLFO1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text:style-name="WW_CharLFO34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number text:level="1" text:style-name="WW_CharLFO35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8">
      <text:list-level-style-number text:level="1" text:style-name="WW_CharLFO3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0.6895in"/>
    </style:style>
    <style:style style:name="TableColumn3" style:family="table-column">
      <style:table-column-properties style:column-width="2.3652in"/>
    </style:style>
    <style:style style:name="TableColumn4" style:family="table-column">
      <style:table-column-properties style:column-width="2.8506in"/>
    </style:style>
    <style:style style:name="Table1" style:family="table" style:master-page-name="MPF0">
      <style:table-properties style:width="5.9055in" fo:margin-left="0in" table:align="left"/>
    </style:style>
    <style:style style:name="TableRow5" style:family="table-row">
      <style:table-row-properties style:min-row-height="0.3395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1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2" style:family="table-cell">
      <style:table-cell-properties fo:border="none" style:writing-mode="lr-tb" fo:padding-top="0in" fo:padding-left="0in" fo:padding-bottom="0in" fo:padding-right="0in"/>
    </style:style>
    <style:style style:name="T13" style:parent-style-name="instrukce" style:family="text">
      <style:text-properties style:use-window-font-color="true"/>
    </style:style>
    <style:style style:name="T14" style:parent-style-name="Standardnípísmoodstavce" style:family="text">
      <style:text-properties fo:font-style="italic" style:font-style-asian="italic"/>
    </style:style>
    <style:style style:name="T15" style:parent-style-name="Standardnípísmoodstavce" style:family="text">
      <style:text-properties fo:font-style="italic" style:font-style-asian="italic"/>
    </style:style>
    <style:style style:name="T16" style:parent-style-name="JednoduchýChar" style:family="text">
      <style:text-properties style:font-name-asian="Calibri" fo:font-style="italic" style:font-style-asian="italic"/>
    </style:style>
    <style:style style:name="T17" style:parent-style-name="JednoduchýChar" style:family="text">
      <style:text-properties style:font-name-asian="Calibri" fo:font-style="italic" style:font-style-asian="italic"/>
    </style:style>
    <style:style style:name="T18" style:parent-style-name="JednoduchýChar" style:family="text">
      <style:text-properties style:font-name-asian="Calibri" fo:font-style="italic" style:font-style-asian="italic"/>
    </style:style>
    <style:style style:name="P19" style:parent-style-name="Číslovanýseznam" style:family="paragraph"/>
    <style:style style:name="T20" style:parent-style-name="Standardnípísmoodstavce" style:family="text">
      <style:text-properties style:font-name-complex="Arial"/>
    </style:style>
    <style:style style:name="P21" style:parent-style-name="Číslovanýseznam" style:family="paragraph"/>
    <style:style style:name="P22" style:parent-style-name="Základnítext" style:family="paragraph">
      <style:paragraph-properties fo:margin-top="0in" fo:margin-bottom="0in"/>
      <style:text-properties style:font-name="Calibri" style:font-size-complex="11.5pt"/>
    </style:style>
    <style:style style:name="P23" style:parent-style-name="Základnítext" style:family="paragraph">
      <style:paragraph-properties fo:margin-top="0in" fo:margin-bottom="0in"/>
      <style:text-properties style:font-name="Calibri" style:font-name-complex="Arial" style:font-size-complex="11.5pt"/>
    </style:style>
    <style:style style:name="P24" style:parent-style-name="Základnítext" style:family="paragraph">
      <style:paragraph-properties fo:margin-top="0in" fo:margin-bottom="0in"/>
      <style:text-properties style:font-name="Calibri" style:font-size-complex="11.5pt"/>
    </style:style>
    <style:style style:name="P25" style:parent-style-name="Základnítext" style:family="paragraph">
      <style:paragraph-properties fo:margin-top="0in" fo:margin-bottom="0in"/>
      <style:text-properties style:font-name="Calibri" style:font-size-complex="11.5pt"/>
    </style:style>
    <style:style style:name="P26" style:parent-style-name="Základnítext" style:family="paragraph">
      <style:paragraph-properties fo:margin-top="0in" fo:margin-bottom="0in"/>
      <style:text-properties style:font-name="Calibri" style:font-size-complex="11.5pt"/>
    </style:style>
    <style:style style:name="P27" style:parent-style-name="Základnítext" style:family="paragraph">
      <style:paragraph-properties fo:margin-top="0in" fo:margin-bottom="0in"/>
      <style:text-properties style:font-name="Calibri" style:font-size-complex="11.5pt"/>
    </style:style>
    <style:style style:name="P28" style:parent-style-name="Normální" style:family="paragraph">
      <style:paragraph-properties fo:text-align="justify"/>
      <style:text-properties style:font-name="Calibri" style:font-name-complex="Arial" style:font-size-complex="11.5pt"/>
    </style:style>
    <style:style style:name="P29" style:parent-style-name="Normální" style:family="paragraph">
      <style:paragraph-properties style:text-autospace="none" fo:text-align="justify"/>
      <style:text-properties style:font-name="Calibri" style:font-name-complex="Arial" style:font-size-complex="11.5pt"/>
    </style:style>
    <style:style style:name="P30" style:parent-style-name="Normální" style:family="paragraph">
      <style:paragraph-properties style:text-autospace="none" fo:text-align="justify"/>
      <style:text-properties style:font-name="Calibri" style:font-name-complex="Arial" style:font-size-complex="11.5pt"/>
    </style:style>
    <style:style style:name="P31" style:parent-style-name="Normální" style:family="paragraph">
      <style:paragraph-properties style:text-autospace="none" fo:text-align="justify"/>
    </style:style>
    <style:style style:name="T32" style:parent-style-name="Standardnípísmoodstavce" style:family="text">
      <style:text-properties style:font-name="Calibri" style:font-name-complex="Arial" style:font-size-complex="11.5pt"/>
    </style:style>
    <style:style style:name="T33" style:parent-style-name="Standardnípísmoodstavce" style:family="text">
      <style:text-properties style:font-name="Arial" style:font-name-complex="Arial" fo:font-size="12pt" style:font-size-asian="12pt"/>
    </style:style>
    <style:style style:name="T34" style:parent-style-name="Standardnípísmoodstavce" style:family="text">
      <style:text-properties style:font-name="Calibri" style:font-name-complex="Arial" style:font-size-complex="11.5pt"/>
    </style:style>
    <style:style style:name="P35" style:parent-style-name="Normálníweb" style:family="paragraph">
      <style:paragraph-properties fo:text-align="justify" fo:margin-top="0in" fo:margin-bottom="0in" fo:background-color="#FFFFFF"/>
    </style:style>
    <style:style style:name="T36" style:parent-style-name="Standardnípísmoodstavce" style:family="text">
      <style:text-properties style:font-name="Calibri" style:font-name-complex="Arial" fo:font-weight="bold" style:font-weight-asian="bold" fo:font-size="11.5pt" style:font-size-asian="11.5pt" style:font-size-complex="11.5pt"/>
    </style:style>
    <style:style style:name="T37" style:parent-style-name="Standardnípísmoodstavce" style:family="text">
      <style:text-properties style:font-name="Calibri" style:font-name-complex="Arial" fo:font-size="11.5pt" style:font-size-asian="11.5pt" style:font-size-complex="11.5pt"/>
    </style:style>
    <style:style style:name="T38" style:parent-style-name="Standardnípísmoodstavce" style:family="text">
      <style:text-properties style:font-name="Calibri" style:font-name-complex="Arial" fo:font-weight="bold" style:font-weight-asian="bold" fo:font-size="11.5pt" style:font-size-asian="11.5pt" style:font-size-complex="11.5pt"/>
    </style:style>
    <style:style style:name="T39" style:parent-style-name="Standardnípísmoodstavce" style:family="text">
      <style:text-properties style:font-name="Calibri" style:font-name-complex="Arial" fo:font-size="11.5pt" style:font-size-asian="11.5pt" style:font-size-complex="11.5pt"/>
    </style:style>
    <style:style style:name="P40" style:parent-style-name="Základnítext" style:family="paragraph">
      <style:text-properties fo:background-color="#FFFF00"/>
    </style:style>
    <style:style style:name="P41" style:parent-style-name="Základnítext" style:family="paragraph">
      <style:text-properties fo:background-color="#FFFF00"/>
    </style:style>
    <style:style style:name="P42" style:parent-style-name="Základnítext" style:family="paragraph">
      <style:text-properties fo:background-color="#FFFF00"/>
    </style:style>
    <style:style style:name="P43" style:parent-style-name="Základnítext" style:family="paragraph">
      <style:text-properties fo:background-color="#FFFF00"/>
    </style:style>
    <style:style style:name="P44" style:parent-style-name="Základnítext" style:family="paragraph">
      <style:text-properties fo:background-color="#FFFF00"/>
    </style:style>
    <style:style style:name="P45" style:parent-style-name="Základnítext" style:family="paragraph">
      <style:text-properties fo:background-color="#FFFF00"/>
    </style:style>
    <style:style style:name="P46" style:parent-style-name="Základnítext" style:family="paragraph">
      <style:text-properties fo:background-color="#FFFF00"/>
    </style:style>
    <style:style style:name="P47" style:parent-style-name="Základnítext" style:family="paragraph">
      <style:text-properties fo:background-color="#FFFF00"/>
    </style:style>
    <style:style style:name="P48" style:parent-style-name="Základnítext" style:family="paragraph">
      <style:text-properties fo:background-color="#FFFF00"/>
    </style:style>
    <style:style style:name="P49" style:parent-style-name="Základnítext" style:family="paragraph">
      <style:text-properties fo:background-color="#FFFF00"/>
    </style:style>
    <style:style style:name="P50" style:parent-style-name="Základnítext" style:family="paragraph">
      <style:text-properties fo:background-color="#FFFF00"/>
    </style:style>
    <style:style style:name="T51" style:parent-style-name="instrukce" style:family="text">
      <style:text-properties style:use-window-font-color="true"/>
    </style:style>
    <style:style style:name="T52" style:parent-style-name="instrukce" style:family="text">
      <style:text-properties style:use-window-font-color="true"/>
    </style:style>
    <style:style style:name="P53" style:parent-style-name="Nadpis1" style:family="paragraph">
      <style:paragraph-properties fo:margin-top="0in"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p. zn.</text:p>
            <text:p text:style-name="Normální">Č. j.</text:p>
            <text:p text:style-name="Normální">Datum</text:p>
          </table:table-cell>
          <table:table-cell table:style-name="TableCell11">
            <text:p text:style-name="Normální">50/2017/K106/MK</text:p>
            <text:p text:style-name="Normální">KVOP-21083/2017</text:p>
            <text:p text:style-name="Normální">18. srpna<text:s/>2017</text:p>
          </table:table-cell>
          <table:table-cell table:style-name="TableCell12">
            <text:p text:style-name="Normální">Vážený pan</text:p>
            <text:p text:style-name="Normální"><text:span text:style-name="T13">P. J.</text:span>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 a rozhodnutí o částečném odmítnutí žádosti</text:h>
      <text:p text:style-name="Základnítext">Vážený pane<text:s/>P.,</text:p>
      <text:p text:style-name="Základnítext">dne<text:s/>15. srpna 2017<text:s/>byla do Kanceláře veřejného ochránce práv doručena Vaše žádost podle zákona č. 106/1999 Sb., o svobodném přístupu k informacím, ve znění pozdějších předpisů, kterou žádáte:</text:p>
      <text:list text:style-name="LFO36" text:continue-numbering="true">
        <text:list-item>
          <text:p text:style-name="Číslovanýseznam">zápis VOP z provedeného šetření;</text:p>
        </text:list-item>
        <text:list-item>
          <text:p text:style-name="Číslovanýseznam">vyrozumění stěžovatele;</text:p>
        </text:list-item>
        <text:list-item>
          <text:p text:style-name="Číslovanýseznam">doporučení VOP na adresu provozovatele cel předběžného zařízení<text:s/>(<text:span text:style-name="T14">pozn.</text:span><text:span text:style-name="T15">:</text:span><text:s/><text:span text:style-name="T16">patrně jde o chybu v psaní a má</text:span><text:span text:style-name="T17">te</text:span><text:span text:style-name="T18"><text:s/>na mysli „zadržení“</text:span>)<text:s/>Brno;</text:p>
        </text:list-item>
      </text:list>
      <text:p text:style-name="P19"><text:span text:style-name="T20">a to ze spisu, který specifikujete jako<text:s/></text:span><text:span text:style-name="Zdůraznění">šetření podnětu zadrženého v cele na Policii ČR, Příční 31, Brno. A to někdy před podzimem 2012. VOP našel tady v tomto zařízení<text:s/></text:span><text:span text:style-name="Zdůraznění">a</text:span><text:span text:style-name="Zdůraznění"><text:s/>informoval o tom jak stěžovatele, tak i svoji zprávu zaslal provozovateli.</text:span><text:span text:style-name="Zdůraznění"><text:s/></text:span></text:p>
      <text:p text:style-name="P21">Tomuto<text:s/>popisu vyhovuje jediný spis veřejného ochránce práv a to spis sp. zn. 18/2012/NZ/LT.<text:s/></text:p>
      <text:p text:style-name="Základnítext">Ve smyslu zákona o svobodném přístupu k informacím,<text:s/><text:span text:style-name="Silné">se poskytují níže uvedené informace</text:span>:</text:p>
      <text:p text:style-name="P22">K bodu č. 1</text:p>
      <text:p text:style-name="P23">Úřední záznam z návštěvy zařízení ze dne 30. května 2012 (Vašimi slovy Zápis VOP z provedeného šetření) se poskytuje.</text:p>
      <text:p text:style-name="P24"/>
      <text:p text:style-name="P25">K bodu č. 2</text:p>
      <text:p text:style-name="P26">Tuto informaci nelze poskytnout, blíže viz rozhodnutí o odmítnutí informací.</text:p>
      <text:p text:style-name="P27"/>
      <text:p text:style-name="P28">K bodu č. 3</text:p>
      <text:p text:style-name="P29">Dopis vedoucímu Pohotovostního a eskortního oddělení Krajského ředitelství policie Jihomoravského kraje ze dne 25. června 2012, který je svým obsahem požadovaným Doporučením VOP na adresu provozovatele cel předběžného zadržení se poskytuje v plném rozsahu s výjimkou anonymizace osobních údajů osoby, která na cele pobývala v době návštěvy zaměstnanců Kanceláře veřejného ochránce práv.<text:s/></text:p>
      <text:p text:style-name="P30"/>
      <text:p text:style-name="P31"><text:span text:style-name="T32">Nad rámec žádosti se poskytuje dopis řediteli Krajského ředitelství policie Jihomoravského kraje ze dne 25. června 2012, úřední záznam z druhého šetření</text:span><text:span text:style-name="T33"><text:s/></text:span><text:span text:style-name="T34">ze dne 26. září 2016 a dopis řediteli Krajského ředitelství policie Jihomoravského kraje ze dne 3. prosince 2012.</text:span></text:p>
      <text:p text:style-name="Základnítext"/>
      <text:soft-page-break/>
      <text:p text:style-name="Základnítext"><text:span text:style-name="Silné">Současně</text:span></text:p>
      <text:p text:style-name="P35"><text:span text:style-name="T36">vydává</text:span><text:span text:style-name="T37"><text:s/></text:span><text:span text:style-name="T38">Kancelář veřejného ochránce práv</text:span><text:span text:style-name="T39"><text:s/>jako povinný subjekt dle ustanovení § 2 odst. 1 zákona č. 106/1999 Sb., o svobodném přístupu k informacím, ve znění pozdějších předpisů (dále jen „zákon o svobodném přístupu k informacím“), a současně jako osoba pověřená v souladu s ustanovením § 25 odst. 2 zákona č. 349/1999 Sb., o veřejném ochránci práv, ve znění pozdějších předpisů (dále jen „zákon o veřejném ochránci práv“), veřejným ochráncem práv k plnění povinností veřejného ochránce práv podle zákona o svobodném přístupu k informacím, v souladu s ustanovením § 15 a ustanovením § 20 odst. 4 písm. a) zákona o svobodném přístupu k informacím, ve spojení s ustanovením § 67 a násl. zákona č. 500/2004 Sb., správní řád, ve znění pozdějších předpisů (dále jen „správní řád“) toto</text:span></text:p>
      <text:h text:style-name="Nadpis1" text:outline-level="1">rozhodnutí,</text:h>
      <text:p text:style-name="P40">.</text:p>
      <text:p text:style-name="P41">.</text:p>
      <text:p text:style-name="P42"/>
      <text:p text:style-name="P43">.</text:p>
      <text:p text:style-name="P44">.</text:p>
      <text:p text:style-name="P45">.</text:p>
      <text:p text:style-name="P46"/>
      <text:p text:style-name="P47">.</text:p>
      <text:p text:style-name="P48">.</text:p>
      <text:p text:style-name="P49"/>
      <text:p text:style-name="P50"/>
      <text:p text:style-name="podpis">Mgr. Petra Zdražilová v. r.</text:p>
      <text:p text:style-name="podpis">vedoucí právního odboru</text:p>
      <text:p text:style-name="podpis"><text:span text:style-name="T51"><text:s/></text:span><text:span text:style-name="T52">(dopis je opatřen elektronickým podpisem)</text:span></text:p>
      <text:p text:style-name="podpis"/>
      <text:p text:style-name="podpis"/>
      <text:p text:style-name="podpis"/>
      <text:p text:style-name="podpis"/>
      <text:h text:style-name="P53" text:outline-level="1">Přílohy:</text:h>
      <text:p text:style-name="Normální">Úřední záznam z návštěvy zařízení</text:p>
      <text:p text:style-name="Normální">Zpráva ze zařízení</text:p>
      <text:p text:style-name="Normální">Vyrozumění – KŘP Jihomoravského kraje</text:p>
      <text:p text:style-name="Normální">Úřední záznam z návštěvy zařízení 2</text:p>
      <text:p text:style-name="Normální">Vyrozumění 2 – KŘP Jihomoravského kraj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top="0.3333in" fo:margin-bottom="0.1666in" fo:line-height="105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 fo:margin-top="0.25in" fo:line-height="105%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Značkapozn.podčarou" style:display-name="Značka pozn. pod čarou" style:family="text">
      <style:text-properties style:font-name="Calibri" fo:font-weight="bold" style:font-weight-asian="bold" fo:font-style="normal" style:font-style-asian="normal" style:text-line-through-type="none" fo:color="#008576" style:text-position="super 65.2%" fo:font-size="11.5pt" style:font-size-asian="11.5pt"/>
    </style:style>
    <style:style style:name="Hypertextovýodkaz" style:display-name="Hypertextový odkaz" style:family="text">
      <style:text-properties style:font-name="Calibri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font-weight="normal" style:font-weight-asian="normal" style:font-weight-complex="normal" fo:font-style="normal" style:font-style-asian="normal" style:font-style-complex="normal" style:text-line-through-type="none" fo:color="#808000" fo:font-size="11pt" style:font-size-asian="11pt" style:font-size-complex="11pt" style:text-underline-type="none"/>
    </style:style>
    <style:style style:name="Silné" style:display-name="Silné" style:family="text">
      <style:text-properties fo:font-weight="bold" style:font-weight-asian="bold" style:font-weight-complex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Nadpis5Char" style:display-name="Nadpis 5 Char" style:family="text">
      <style:text-properties style:font-name="Calibri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Zdůraznění" style:display-name="Zdůraznění" style:family="text">
      <style:text-properties fo:font-style="italic" style:font-style-asian="italic" style:font-style-complex="italic"/>
    </style:style>
    <style:style style:name="ZákladnítextChar" style:display-name="Základní text Char" style:family="text" style:parent-style-name="Standardnípísmoodstavce">
      <style:text-properties style:font-name="Calibri" fo:font-size="11.5pt" style:font-size-asian="11.5pt" style:font-size-complex="12pt"/>
    </style:style>
    <style:style style:name="Textpozn.podčarouChar" style:display-name="Text pozn. pod čarou Char" style:family="text">
      <style:text-properties style:font-name="Calibri" fo:font-size="9pt" style:font-size-asian="9pt" style:font-size-complex="9pt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Nadpis1Char" style:display-name="Nadpis 1 Char" style:family="text">
      <style:text-properties style:font-name="Calibri" fo:font-weight="bold" style:font-weight-asian="bold" fo:color="#008576" fo:font-size="12pt" style:font-size-asian="12pt" style:font-size-complex="13pt"/>
    </style:style>
    <style:style style:name="Seznam" style:display-name="Seznam" style:family="paragraph" style:parent-style-name="Normální" style:list-style-name="LFO16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hlavíChar" style:display-name="Záhlaví Char" style:family="text">
      <style:text-properties fo:font-size="12pt" style:font-size-asian="12pt" style:font-size-complex="12pt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>
      <style:text-properties fo:font-size="12pt" style:font-size-asian="12pt" style:font-size-complex="12pt"/>
    </style:style>
    <style:style style:name="Číslovanýseznam" style:display-name="Číslovaný seznam" style:family="paragraph" style:parent-style-name="Normální" style:list-style-name="LFO36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>
      <style:text-properties fo:font-size="8pt" style:font-size-asian="8pt" style:font-size-complex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/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>
      <style:text-properties fo:font-weight="bold" style:font-weight-asian="bold" style:font-weight-complex="bold"/>
    </style:style>
    <style:style style:name="Příloha" style:display-name="Příloha" style:family="paragraph" style:parent-style-name="Normální">
      <style:paragraph-properties fo:keep-with-next="always"/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fo:font-size="11pt" style:font-size-asian="11pt" style:font-size-complex="12pt"/>
    </style:style>
    <style:style style:name="E" style:family="paragraph">
      <style:text-properties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style:font-name-asian="Calibri"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asian="Calibri" fo:font-size="11pt" style:font-size-asian="11pt" style:font-size-complex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bottom="0.1388in" fo:line-height="115%" fo:margin-left="0.5in">
        <style:tab-stops/>
      </style:paragraph-properties>
      <style:text-properties style:font-name-asian="Calibri" fo:font-size="11pt" style:font-size-asian="11pt" style:font-size-complex="11pt" style:language-asian="en" style:country-asian="US" fo:hyphenate="false"/>
    </style:style>
    <style:style style:name="Jednoduchý" style:display-name="Jednoduchý" style:family="paragraph" style:parent-style-name="Normální">
      <style:paragraph-properties fo:text-align="justify"/>
      <style:text-properties style:font-name="Arial" fo:font-size="12pt" style:font-size-asian="12pt" fo:hyphenate="false"/>
    </style:style>
    <style:style style:name="JednoduchýChar" style:display-name="Jednoduchý Char" style:family="text" style:parent-style-name="Standardnípísmoodstavce">
      <style:text-properties fo:font-size="12pt" style:font-size-asian="12pt" style:font-size-complex="12pt"/>
    </style:style>
    <style:style style:name="Normálníweb" style:display-name="Normální (web)" style:family="paragraph" style:parent-style-name="Normální">
      <style:paragraph-properties fo:margin-top="0.0694in" fo:margin-bottom="0.0694in"/>
      <style:text-properties style:font-name="Times New Roman" fo:font-size="12pt" style:font-size-asian="12pt" fo:hyphenate="false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6LVL1" style:family="text">
      <style:text-properties fo:font-weight="bold" style:font-weight-asian="bold"/>
    </style:style>
    <style:style style:name="WW_CharLFO7LVL1" style:family="text">
      <style:text-properties style:font-name="Symbol"/>
    </style: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Arial" fo:font-weight="normal" style:font-weight-asian="normal" fo:font-style="normal" style:font-style-asian="normal" fo:font-size="12pt" style:font-size-asian="12pt"/>
    </style:style>
    <style:style style:name="WW_CharLFO13LVL1" style:family="text">
      <style:text-properties fo:font-size="12pt" style:font-size-asian="12pt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LFO16">
      <text:list-level-style-bullet text:level="1" text:style-name="WW_CharLFO16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emphasize="none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emphasize="none"/>
    </style:style>
    <style:style style:name="WW_CharLFO35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emphasize="none"/>
    </style:style>
    <style:style style:name="WW_CharLFO36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emphasize="none"/>
    </style:style>
    <text:list-style style:name="LFO36">
      <text:list-level-style-number text:level="1" text:style-name="WW_CharLFO36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emphasize="none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text:style-name="WW_CharLFO1LVL1" style:num-prefix="[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  <style:text-properties style:font-name="Symbol"/>
      </text:list-level-style-bullet>
    </text:list-style>
    <text:list-style style:name="LFO12">
      <text:list-level-style-number text:level="1" text:style-name="WW_CharLFO12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text:style-name="WW_CharLFO13LVL1" style:num-prefix="[" style:num-suffix="]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8">
      <text:list-level-style-number text:level="1" text:style-name="WW_CharLFO1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text:style-name="WW_CharLFO34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5">
      <text:list-level-style-number text:level="1" text:style-name="WW_CharLFO35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8">
      <text:list-level-style-number text:level="1" text:style-name="WW_CharLFO3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.181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965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>
        <style:tab-stops>
          <style:tab-stop style:type="left" style:position="3.2034in"/>
        </style:tab-stops>
      </style:paragraph-properties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-content" style:vertical-rel="page-content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72431in" svg:y="-0.7875in" svg:width="2.59843in" svg:height="0.57087in" style:rel-width="scale" style:rel-height="scale"><draw:image xlink:href="media/image1.jpeg" xlink:type="simple" xlink:show="embed" xlink:actuate="onLoad"/><svg:title/><svg:desc/></draw:frame></text:p>
      </style:header>
      <style:footer>
        <text:p text:style-name="kontakt">Kancelář veřejného ochránce práv, Údolní 39, 602 00 Brno, tel.: (+420) 542 542 111, fax: (+420) 542 542 112</text:p>
        <text:p text:style-name="kontakt">podatelna@ochrance.cz,<text:s/>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meta:initial-creator>Bádrová Pavlína Mgr.</meta:initial-creator>
    <dc:creator>Bádrová Pavlína Mgr.</dc:creator>
    <meta:creation-date>2017-10-04T08:21:00Z</meta:creation-date>
    <dc:date>2017-10-04T08:21:00Z</dc:date>
    <meta:print-date>2016-06-27T07:08:00Z</meta:print-date>
    <meta:template xlink:href="08_poskytnutí_a_částečné_odmítnut" xlink:type="simple"/>
    <meta:editing-cycles>2</meta:editing-cycles>
    <meta:editing-duration>PT0S</meta:editing-duration>
    <meta:user-defined meta:name="ContentTypeId">0x010100D3A71DC738674B4893D02C4CA0E22FAC</meta:user-defined>
    <meta:document-statistic meta:page-count="2" meta:paragraph-count="5" meta:word-count="430" meta:character-count="2966" meta:row-count="21" meta:non-whitespace-character-count="2541"/>
  </office:meta>
</office:document-meta>
</file>